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color="#00cc33" loext:opacity="100%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>
        <style:tab-stops>
          <style:tab-stop style:position="3.493cm"/>
        </style:tab-stops>
      </style:paragraph-properties>
      <style:text-properties officeooo:rsid="002026d7" officeooo:paragraph-rsid="001203cf"/>
    </style:style>
    <style:style style:name="P8" style:family="paragraph" style:parent-style-name="Standard">
      <style:paragraph-properties>
        <style:tab-stops>
          <style:tab-stop style:position="3.493cm"/>
        </style:tab-stops>
      </style:paragraph-properties>
      <style:text-properties officeooo:paragraph-rsid="001203cf"/>
    </style:style>
    <style:style style:name="P9" style:family="paragraph" style:parent-style-name="Standard">
      <style:paragraph-properties>
        <style:tab-stops>
          <style:tab-stop style:position="3.493cm"/>
        </style:tab-stops>
      </style:paragraph-properties>
      <style:text-properties officeooo:paragraph-rsid="0010462c"/>
    </style:style>
    <style:style style:name="P10" style:family="paragraph" style:parent-style-name="Standard">
      <style:paragraph-properties fo:text-align="start" style:justify-single-word="false">
        <style:tab-stops>
          <style:tab-stop style:position="8.498cm"/>
        </style:tab-stops>
      </style:paragraph-properties>
    </style:style>
    <style:style style:name="P11" style:family="paragraph" style:parent-style-name="Standard">
      <style:paragraph-properties fo:text-align="start" style:justify-single-word="false">
        <style:tab-stops>
          <style:tab-stop style:position="8.498cm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1pt" officeooo:paragraph-rsid="001238ef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fo:font-size="9pt" fo:font-style="italic" officeooo:rsid="004e22f6" officeooo:paragraph-rsid="001fbc98" style:font-size-asian="9pt" style:font-style-asian="italic" style:font-size-complex="9pt" style:font-style-complex="italic"/>
    </style:style>
    <style:style style:name="P15" style:family="paragraph" style:parent-style-name="Standard">
      <style:text-properties fo:font-size="3pt" fo:font-style="italic" officeooo:paragraph-rsid="001238ef" style:font-size-asian="3pt" style:font-style-asian="italic" style:font-size-complex="3pt" style:font-style-complex="italic"/>
    </style:style>
    <style:style style:name="P1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fo:font-size="3pt" fo:font-style="italic" officeooo:rsid="00467af5" officeooo:paragraph-rsid="001fbc98" style:font-size-asian="3pt" style:font-style-asian="italic" style:font-size-complex="3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4c359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officeooo:rsid="0014c359"/>
    </style:style>
    <style:style style:name="T8" style:family="text">
      <style:text-properties officeooo:rsid="0017ea39"/>
    </style:style>
    <style:style style:name="T9" style:family="text">
      <style:text-properties officeooo:rsid="001d1e1c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0pt" officeooo:rsid="002d1082" style:font-size-asian="10pt" style:font-size-complex="10pt"/>
    </style:style>
    <style:style style:name="T13" style:family="text">
      <style:text-properties fo:font-size="10pt" officeooo:rsid="0041268d" style:font-size-asian="10pt" style:font-size-complex="10pt"/>
    </style:style>
    <style:style style:name="T14" style:family="text">
      <style:text-properties fo:font-size="10pt" officeooo:rsid="0044d0e5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inica Dentale San Pio X srl</text:p>
      <text:p text:style-name="P2">Via Montegrappa 2/A</text:p>
      <text:p text:style-name="P2">31039 Riese Pio X ( TV )</text:p>
      <text:p text:style-name="P2">P.I. 03725240281</text:p>
      <text:p text:style-name="Standard"/>
      <text:p text:style-name="Standard">Consenso informato chir<text:span text:style-name="T7">ur</text:span>gia implantare osteointegrata</text:p>
      <text:p text:style-name="P1">Informazione per il consenso al trattamento : <text:span text:style-name="T1">chirurgia implantare osteointegrata</text:span></text:p>
      <text:p text:style-name="Standard"/>
      <text:p text:style-name="P7">Cognome e nome:<text:tab/><text:span text:style-name="T8">$$cognomenome$$</text:span></text:p>
      <text:p text:style-name="P8"/>
      <text:p text:style-name="P9">C.F:<text:tab/><text:span text:style-name="T8">$$codicefiscale$$</text:span></text:p>
      <text:p text:style-name="P9"/>
      <text:p text:style-name="P9">Indirizzo:<text:tab/><text:span text:style-name="T8">$$ind</text:span><text:span text:style-name="T9">i</text:span><text:span text:style-name="T8">rizzo$$</text:span></text:p>
      <text:p text:style-name="P9"/>
      <text:p text:style-name="Standard"><text:span text:style-name="T3">Nel presente modulo verranno specificati rischi,benefici ed alternative del trattamento di chirurgia implantare osteointegrata che viene effettuato in questa struttura. La preghiamo di leggere attentamente . Pu</text:span><text:span text:style-name="T4">ò</text:span><text:span text:style-name="T3"> richiedere copia di queste pagine in segreteria .</text:span></text:p>
      <text:p text:style-name="P4"/>
      <text:p text:style-name="P6">DESCRIZIONE DELL'INTERVENTO</text:p>
      <text:p text:style-name="P4">L'intervento di chirurgia implantare osteointegrata consiste nell'inserimento chirurgico di una o più radici artificiali nell'osso mandibolare o mascellare per ottenere un supporto protesico, variamente utilizzabile per protesi fissa o mobile. Nella tecnica sommersa è necessario un secondo intervento chirurgico dopo un periodo di 4/6 mesi per l'attivazione dell'impianto.</text:p>
      <text:p text:style-name="P4"/>
      <text:p text:style-name="P4"><text:span text:style-name="T1">BENEFICI GENERICI</text:span> Si ottiene la possibilità di sostituire elementi dentari mancanti o di stabilizzare protesi mobili.</text:p>
      <text:p text:style-name="P4"/>
      <text:p text:style-name="P4"><text:span text:style-name="T1">BENEFICI SPECIFICI </text:span>Si evita di monconizzare elementi dentali sani, cosa inevitabile per esempio nella realizzazione di ponti tradizionali.</text:p>
      <text:p text:style-name="P4"/>
      <text:p text:style-name="Standard"><text:span text:style-name="T5">SVANTAGGI </text:span><text:span text:style-name="T3">Si ha conoscenza limitata del comportamento degli impianti nel lunghissimo periodo; la percentuale di successo è variabile, ma comunque supera il 95% ; sono necessari due o pi</text:span><text:span text:style-name="T4">ù</text:span><text:span text:style-name="T3"> interventi chirurgici; il tempo di completamento della terapia non è immediato.</text:span></text:p>
      <text:p text:style-name="P4"/>
      <text:p text:style-name="P4"><text:span text:style-name="T1">CARATTERISTICHE DEI MATERIALI </text:span>Titanio commercialmente puro certificato per chirurgia, utilizzato con successo da decenni anche in altri settori della medicina (es. ortopedia).</text:p>
      <text:p text:style-name="P4"/>
      <text:p text:style-name="P6">COMPLICAZIONI POSSIBILI </text:p>
      <text:p text:style-name="P4">Sono legate all'intervento chirurgico: infiammazione, infezione, dolore ed emorragia, di norma controllabili a domicilio. Si possono ledere strutture anatomiche quali nervo alveolare inferiore o seno mascellare. Gli impianti possono essere perduti per non osteointegrazione o infezione nei primi mesi.</text:p>
      <text:p text:style-name="P4"/>
      <text:p text:style-name="P4">Non è descritto in letteratura alcun fenomeno di rigetto; si possono invece verificare cedimento delle componenti implantari aggiunte e protesiche (es. piccole viti di serraggio).</text:p>
      <text:p text:style-name="P4"/>
      <text:p text:style-name="P4"/>
      <text:p text:style-name="P12">Riese Pio X, lì $$data$$</text:p>
      <text:p text:style-name="P5"/>
      <text:p text:style-name="P13">Clinica dentale San Pio X</text:p>
      <text:p text:style-name="P13">Direttore sanitario dott. Giovanni Toniolo</text:p>
      <text:p text:style-name="P11"/>
      <text:p text:style-name="P11"/>
      <text:p text:style-name="P11"/>
      <text:p text:style-name="P10"><text:span text:style-name="T3"><text:tab/></text:span><text:span text:style-name="T11">Firma paziente</text:span><text:span text:style-name="T3"> (</text:span><text:span text:style-name="T2">o di chi ne fa le veci: madre, padre, tutore)</text:span></text:p>
      <text:p text:style-name="P14"><text:span text:style-name="T12">$$dottore$$<text:tab/></text:span><text:span text:style-name="T13">$$</text:span><text:span text:style-name="T14">delegato</text:span><text:span text:style-name="T13">$$</text:span></text:p>
      <text:p text:style-name="P16"><text:span text:style-name="T10">--</text:span></text:p>
      <text:p text:style-name="P15">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iovanni antonello toniolo</meta:initial-creator>
    <meta:editing-duration>PT20M58S</meta:editing-duration>
    <meta:editing-cycles>19</meta:editing-cycles>
    <meta:generator>LibreOffice/7.2.4.1$Windows_X86_64 LibreOffice_project/27d75539669ac387bb498e35313b970b7fe9c4f9</meta:generator>
    <dc:date>2022-01-05T16:56:20.316000000</dc:date>
    <meta:document-statistic meta:table-count="0" meta:image-count="0" meta:object-count="0" meta:page-count="1" meta:paragraph-count="26" meta:word-count="319" meta:character-count="2342" meta:non-whitespace-character-count="2047"/>
  </office:meta>
</office:document-meta>
</file>